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PingFang SC" svg:font-family="PingFang SC"/>
  </office:font-face-decls>
  <office:automatic-styles>
    <style:style style:name="P1" style:family="paragraph" style:parent-style-name="Standard">
      <style:paragraph-properties fo:text-align="center"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18.0pt"/>
    </style:style>
    <style:style style:name="P2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11.0pt"/>
    </style:style>
    <style:style style:name="T1" style:family="text">
      <style:text-properties style:font-name="Helvetic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3.29</text:span>日看房信息</text:p>
      <text:p text:style-name="P2">一、鑫茂军民园</text:p>
      <text:p text:style-name="P2">1、房租2800元／月（有谈价余地）</text:p>
      <text:p text:style-name="P2">2、该房位于12＃楼二层，楼层位于园区内部，房屋整体面积适中（约100平米）。</text:p>
      <text:p text:style-name="P2">3、该房屋户型为二室一厅一厨一卫，整体较为干净，卫生间偏小，具体情况如下：</text:p>
      <text:p text:style-name="P2"><text:s text:c="5"/>客厅：面积较大，较为方正，光线较好，有立式空调，放置一张上下床为合适（最多可放四五张）</text:p>
      <text:p text:style-name="P2"><text:s text:c="5"/>主卧：面积较大，装修一般，家具设置基本无，无空调放置二张上下床为合适（最多可放三张）</text:p>
      <text:p text:style-name="P2"><text:s text:c="5"/>次卧：面积较小，装修一般，比较干净，无家具，有空调，放置二张上下床合适。</text:p>
      <text:p text:style-name="P2">4、该房屋基础设施比较完善，多余家具皆无，但主卧无空调，有冰箱电视热水器等，无洗衣机。</text:p>
      <text:p text:style-name="P2">5、该房屋距办事处步行约5分钟。</text:p>
      <text:p text:style-name="P2">6、看房时间及人员：2016年3月29日 白劲松、赵亚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6</meta:generator>
  </office:meta>
</office:document-meta>
</file>